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top="0cm" fo:margin-bottom="0.499cm" style:contextual-spacing="false" style:writing-mode="lr-tb"/>
    </style:style>
    <style:style style:name="P2" style:family="paragraph" style:parent-style-name="Standard">
      <style:paragraph-properties fo:margin-top="0cm" fo:margin-bottom="0.499cm" style:contextual-spacing="false"/>
    </style:style>
    <style:style style:name="P3" style:family="paragraph" style:parent-style-name="Text_20_body" style:list-style-name="L1"/>
    <style:style style:name="P4" style:family="paragraph" style:parent-style-name="Text_20_body" style:list-style-name="L1">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2">
      <style:paragraph-properties fo:margin-top="0cm" fo:margin-bottom="0cm" style:contextual-spacing="false"/>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j'aimerais me construire un script qui me permette de m'aider en investissement boursière, pour celà je souhaiterais que ce code puisse lire les données d'un site comme zonebourse par exemple et noté dans un fichier texte les informations suivantes: PER, PCF, PEG, prix de l'action en cours, ROA,ROE, ROIC, profit margin avec comme données d'entrée, le nom des sociétés, l'abréviation ou l'ISIN.</text:p>
      <text:h text:style-name="Heading_20_6" text:outline-level="6">ChatGPT a dit :</text:h>
      <text:p text:style-name="Text_20_body">Pour construire un script qui extrait des données financières d'un site comme Zonebourse, vous devez utiliser des techniques de web scraping. Cependant, il est important de noter que le scraping de certains sites peut violer leurs conditions d'utilisation. Vous devez toujours vérifier les politiques du site avant d'utiliser ces techniques.</text:p>
      <text:p text:style-name="Text_20_body">Voici une structure générale pour un script en Python qui pourrait répondre à votre besoin. Ce script utilisera la bibliothèque <text:span text:style-name="Source_20_Text">requests</text:span> pour récupérer les données d'une page web et <text:span text:style-name="Source_20_Text">BeautifulSoup</text:span> pour les analyser.</text:p>
      <text:h text:style-name="Heading_20_3" text:outline-level="3">Étapes principales :</text:h>
      <text:list xml:id="list413462883" text:style-name="L1">
        <text:list-item>
          <text:p text:style-name="P4">Lire une liste de sociétés (nom, abréviation ou ISIN) à partir d'un fichier.</text:p>
        </text:list-item>
        <text:list-item>
          <text:p text:style-name="P4">Effectuer une requête HTTP pour obtenir les pages correspondantes.</text:p>
        </text:list-item>
        <text:list-item>
          <text:p text:style-name="P4">Extraire les informations nécessaires à l'aide de sélecteurs HTML.</text:p>
        </text:list-item>
        <text:list-item>
          <text:p text:style-name="P3">Enregistrer les résultats dans un fichier texte.</text:p>
        </text:list-item>
      </text:list>
      <text:h text:style-name="Heading_20_3" text:outline-level="3">Exemple de script</text:h>
      <text:p text:style-name="Text_20_body">Voici un script de base :</text:p>
      <text:p text:style-name="Standard">import requests</text:p>
      <text:p text:style-name="Standard">from bs4 import BeautifulSoup</text:p>
      <text:p text:style-name="Standard"/>
      <text:p text:style-name="Standard">def fetch_company_data(company_identifier):</text:p>
      <text:p text:style-name="Standard"><text:s text:c="4"/>"""Récupère les données financières pour une société donnée."""</text:p>
      <text:p text:style-name="Standard"><text:s text:c="4"/># Exemple de base URL de Zonebourse (à ajuster selon le site exact)</text:p>
      <text:p text:style-name="Standard"><text:s text:c="4"/>base_url = "https://www.zonebourse.com/recherche/"</text:p>
      <text:p text:style-name="Standard"><text:s text:c="4"/></text:p>
      <text:p text:style-name="Standard"><text:s text:c="4"/># Construire l'URL pour la société</text:p>
      <text:p text:style-name="Standard"><text:s text:c="4"/>search_url = f"{base_url}{company_identifier}"</text:p>
      <text:p text:style-name="Standard"><text:s text:c="4"/></text:p>
      <text:p text:style-name="Standard"><text:s text:c="4"/># Envoyer la requête</text:p>
      <text:p text:style-name="Standard"><text:s text:c="4"/>response = requests.get(search_url)</text:p>
      <text:p text:style-name="Standard"><text:s text:c="4"/>if response.status_code != 200:</text:p>
      <text:p text:style-name="Standard"><text:s text:c="8"/>print(f"Erreur : Impossible d'accéder aux données pour {company_identifier}")</text:p>
      <text:p text:style-name="Standard"><text:s text:c="8"/>return None</text:p>
      <text:p text:style-name="Standard"/>
      <text:p text:style-name="Standard"><text:s text:c="4"/># Parser la page avec BeautifulSoup</text:p>
      <text:p text:style-name="Standard"><text:s text:c="4"/>soup = BeautifulSoup(response.text, 'html.parser')</text:p>
      <text:p text:style-name="Standard"><text:s text:c="4"/></text:p>
      <text:p text:style-name="Standard"><text:s text:c="4"/>try:</text:p>
      <text:p text:style-name="Standard"><text:s text:c="8"/># Extraire les informations nécessaires (ajustez les sélecteurs CSS en fonction du site)</text:p>
      <text:p text:style-name="Standard"><text:s text:c="8"/>per = soup.select_one("selector_per").text.strip()</text:p>
      <text:p text:style-name="Standard"><text:s text:c="8"/>pcf = soup.select_one("selector_pcf").text.strip()</text:p>
      <text:p text:style-name="Standard"><text:s text:c="8"/>peg = soup.select_one("selector_peg").text.strip()</text:p>
      <text:p text:style-name="Standard"><text:soft-page-break/><text:s text:c="8"/>price = soup.select_one("selector_price").text.strip()</text:p>
      <text:p text:style-name="Standard"><text:s text:c="8"/>roa = soup.select_one("selector_roa").text.strip()</text:p>
      <text:p text:style-name="Standard"><text:s text:c="8"/>roe = soup.select_one("selector_roe").text.strip()</text:p>
      <text:p text:style-name="Standard"><text:s text:c="8"/>roic = soup.select_one("selector_roic").text.strip()</text:p>
      <text:p text:style-name="Standard"><text:s text:c="8"/>profit_margin = soup.select_one("selector_profit_margin").text.strip()</text:p>
      <text:p text:style-name="Standard"><text:s text:c="8"/></text:p>
      <text:p text:style-name="Standard"><text:s text:c="8"/># Retourner les données sous forme de dictionnaire</text:p>
      <text:p text:style-name="Standard"><text:s text:c="8"/>return {</text:p>
      <text:p text:style-name="Standard"><text:s text:c="12"/>"PER": per,</text:p>
      <text:p text:style-name="Standard"><text:s text:c="12"/>"PCF": pcf,</text:p>
      <text:p text:style-name="Standard"><text:s text:c="12"/>"PEG": peg,</text:p>
      <text:p text:style-name="Standard"><text:s text:c="12"/>"Prix": price,</text:p>
      <text:p text:style-name="Standard"><text:s text:c="12"/>"ROA": roa,</text:p>
      <text:p text:style-name="Standard"><text:s text:c="12"/>"ROE": roe,</text:p>
      <text:p text:style-name="Standard"><text:s text:c="12"/>"ROIC": roic,</text:p>
      <text:p text:style-name="Standard"><text:s text:c="12"/>"Profit Margin": profit_margin</text:p>
      <text:p text:style-name="Standard"><text:s text:c="8"/>}</text:p>
      <text:p text:style-name="Standard"><text:s text:c="4"/>except AttributeError:</text:p>
      <text:p text:style-name="Standard"><text:s text:c="8"/>print(f"Impossible d'extraire toutes les informations pour {company_identifier}")</text:p>
      <text:p text:style-name="Standard"><text:s text:c="8"/>return None</text:p>
      <text:p text:style-name="Standard"/>
      <text:p text:style-name="Standard">def main():</text:p>
      <text:p text:style-name="Standard"><text:s text:c="4"/># Liste des sociétés à analyser</text:p>
      <text:p text:style-name="Standard"><text:s text:c="4"/>company_identifiers = ["AAPL", "GOOGL", "MSFT"] <text:s/># Exemple</text:p>
      <text:p text:style-name="Standard"><text:s text:c="4"/></text:p>
      <text:p text:style-name="Standard"><text:s text:c="4"/># Fichier pour sauvegarder les résultats</text:p>
      <text:p text:style-name="Standard"><text:s text:c="4"/>output_file = "donnees_financieres.txt"</text:p>
      <text:p text:style-name="Standard"><text:s text:c="4"/></text:p>
      <text:p text:style-name="Standard"><text:s text:c="4"/>with open(output_file, "w") as file:</text:p>
      <text:p text:style-name="Standard"><text:s text:c="8"/>for company in company_identifiers:</text:p>
      <text:p text:style-name="Standard"><text:s text:c="12"/>print(f"Traitement de {company}...")</text:p>
      <text:p text:style-name="Standard"><text:s text:c="12"/>data = fetch_company_data(company)</text:p>
      <text:p text:style-name="Standard"><text:s text:c="12"/>if data:</text:p>
      <text:p text:style-name="Standard"><text:s text:c="16"/>file.write(f"{company}:\n")</text:p>
      <text:p text:style-name="Standard"><text:s text:c="16"/>for key, value in data.items():</text:p>
      <text:p text:style-name="Standard"><text:s text:c="20"/>file.write(f" <text:s/>{key}: {value}\n")</text:p>
      <text:p text:style-name="Standard"><text:s text:c="16"/>file.write("\n")</text:p>
      <text:p text:style-name="Standard"><text:s text:c="12"/>else:</text:p>
      <text:p text:style-name="Standard"><text:s text:c="16"/>file.write(f"{company}: Erreur lors de la récupération des données.\n")</text:p>
      <text:p text:style-name="Standard"/>
      <text:p text:style-name="Standard">if __name__ == "__main__":</text:p>
      <text:p text:style-name="Standard"><text:s text:c="4"/>main()</text:p>
      <text:p text:style-name="Standard"/>
      <text:p text:style-name="Standard"/>
      <text:h text:style-name="Heading_20_3" text:outline-level="3">Points importants :</text:h>
      <text:list xml:id="list2453853254" text:style-name="L2">
        <text:list-item>
          <text:p text:style-name="P6"><text:span text:style-name="Strong_20_Emphasis">Sélecteurs CSS :</text:span> Vous devrez identifier les bons sélecteurs CSS sur Zonebourse en inspectant le site avec les outils de développement de votre navigateur.</text:p>
        </text:list-item>
        <text:list-item>
          <text:p text:style-name="P6"><text:span text:style-name="Strong_20_Emphasis">Gestion des erreurs :</text:span> Ajouter des vérifications pour gérer les cas où les données ne sont pas disponibles ou les requêtes échouent.</text:p>
        </text:list-item>
        <text:list-item>
          <text:p text:style-name="P6"><text:soft-page-break/><text:span text:style-name="Strong_20_Emphasis">Limitations :</text:span> Certains sites peuvent bloquer le scraping. Utilisez des pauses (<text:span text:style-name="Source_20_Text">time.sleep</text:span>) entre les requêtes ou des proxies si nécessaire.</text:p>
        </text:list-item>
        <text:list-item>
          <text:p text:style-name="P5"><text:span text:style-name="Strong_20_Emphasis">Respect des règles :</text:span> Assurez-vous de respecter les conditions d'utilisation du site.</text:p>
        </text:list-item>
      </text:list>
      <text:h text:style-name="Heading_20_3" text:outline-level="3">Dépendances</text:h>
      <text:p text:style-name="Text_20_body">Installez les bibliothèques nécessaires avec :</text:p>
      <text:p text:style-name="Preformatted_20_Text">bash</text:p>
      <text:p text:style-name="Preformatted_20_Text">CopierModifier</text:p>
      <text:p text:style-name="P1"><text:span text:style-name="Source_20_Text">pip install requests beautifulsoup4</text:span></text:p>
      <text:p text:style-name="Text_20_body">Si vous souhaitez que je vous aide à peaufiner ce script ou à adapter les sélecteurs CSS à Zonebourse, donnez-moi plus de détails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Noto Serif CJK SC" style:font-family-asian="'Noto Serif CJK SC'" style:font-family-generic-asian="system" style:font-pitch-asian="variable" style:font-size-asian="7pt" style:font-weight-asian="bold" style:font-name-complex="Lohit Devanagari1" style:font-family-complex="'Lohit Devanagari'" style:font-family-generic-complex="system" style:font-pitch-complex="variable" style:font-size-complex="7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4T17:27:58.206920455</meta:creation-date>
    <dc:date>2025-01-24T17:29:05.824880861</dc:date>
    <meta:editing-duration>PT1M8S</meta:editing-duration>
    <meta:editing-cycles>1</meta:editing-cycles>
    <meta:document-statistic meta:table-count="0" meta:image-count="0" meta:object-count="0" meta:page-count="3" meta:paragraph-count="85" meta:word-count="539" meta:character-count="4483" meta:non-whitespace-character-count="3565"/>
    <meta:generator>LibreOffice/7.3.7.2$Linux_X86_64 LibreOffice_project/30$Build-2</meta:generator>
  </office:meta>
</office:document-meta>
</file>